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</style:style>
    <style:style style:name="P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f3fc4bc5-1c6c-314c-85ed-a5d3dfbfaa7c"/><text:span text:style-name="T1">Array1</text:span></text:p>
      <text:list xml:id="list5567818968990853656" text:style-name="L1">
        <text:list-item>
          <text:p text:style-name="P2">Setting userSize and condition = 0.</text:p>
        </text:list-item>
        <text:list-item>
          <text:p text:style-name="P2">Asking the user for the array size.</text:p>
        </text:list-item>
        <text:list-item>
          <text:p text:style-name="P2">Getting the userSize to print out what the user typed above.</text:p>
        </text:list-item>
        <text:list-item>
          <text:p text:style-name="P2">If userSize is &lt;= 0, an error message will print out saying, “ERROR: you entered an incorrect value for the array size!</text:p>
        </text:list-item>
        <text:list-item>
          <text:p text:style-name="P2">But if the userSize prints out a positive or larger than 0, Userarray will declare an array using userSize and will print out: “Enter the numbers in the array, separated by a space and press enter.</text:p>
        </text:list-item>
        <text:list-item>
          <text:p text:style-name="P2">The for loop will read the given (above) values and then, will put it in the UserArray.</text:p>
        </text:list-item>
        <text:list-item>
          <text:p text:style-name="P2">Another for loop will check if the values are increasing or not, if the values are not increasing, the values will be then equal to condition.</text:p>
        </text:list-item>
        <text:list-item>
          <text:p text:style-name="P2">An If-else loop will check if condition is == 1, meaning the values given are not increasing, and if condition is != 1, meaning the values are increasing. After checking, if one of these satisfy the value in condition, it will then print out: This is not an increasing array, or This is an increasing array.</text:p>
        </text:list-item>
        <text:list-item>
          <text:p text:style-name="P2">After this, a for loop will run anr print out the UserArray values with space in between.</text:p>
        </text:list-item>
      </text:list>
      <text:p text:style-name="Text_20_body"><text:line-break/><text:bookmark text:name="docs-internal-guid-f3fc4bc5-1c6c-544f-72d7-2a7b57b99319"/><text:span text:style-name="T1">Array2</text:span></text:p>
      <text:list xml:id="list6783636232139614527" text:style-name="L2">
        <text:list-item>
          <text:p text:style-name="P3">Two sets of characters will be intialize, with Userstr set to 100 indices and a condition.</text:p>
        </text:list-item>
        <text:list-item>
          <text:p text:style-name="P3">Two sets of integers, a &amp; b will be set = 0.</text:p>
        </text:list-item>
        <text:list-item>
          <text:p text:style-name="P3">The user will then be ask to enter the string to reverse.</text:p>
        </text:list-item>
        <text:list-item>
          <text:p text:style-name="P3">The user input will be then put to Userstr</text:p>
        </text:list-item>
        <text:list-item>
          <text:p text:style-name="P3">Int a will be then set = 0, and int b will be set to strlen(Userstr) - 1. Meaning it will find the length of the given string between the starting character to null.</text:p>
        </text:list-item>
        <text:list-item>
          <text:p text:style-name="P3">The while condition will check if a &lt; b and it will do the following:</text:p>
        </text:list-item>
        <text:list-item>
          <text:p text:style-name="P3">Will set condition to Userstr[a], then Userstr[a] will be then set to Userstr[b] and Userstr[b] to condition.</text:p>
        </text:list-item>
        <text:list-item>
          <text:p text:style-name="P3">A will increase by 1 and B will decrease by 1.</text:p>
        </text:list-item>
        <text:list-item>
          <text:p text:style-name="P3">The reverse string will be then printed out.</text:p>
        </text:list-item>
      </text:list>
      <text:p text:style-name="Text_20_body"><text:line-break/><text:bookmark text:name="docs-internal-guid-f3fc4bc5-1c6c-87a7-8278-3680782cca68"/><text:span text:style-name="T1">Array3</text:span></text:p>
      <text:list xml:id="list5639950144371547315" text:style-name="L3">
        <text:list-item>
          <text:p text:style-name="P4">Will set User and negativeNum = 0</text:p>
        </text:list-item>
        <text:list-item>
          <text:p text:style-name="P4">Will ask the user for the size of 2D array</text:p>
        </text:list-item>
        <text:list-item>
          <text:p text:style-name="P4">The input of the user will be assign to User</text:p>
        </text:list-item>
        <text:list-item>
          <text:p text:style-name="P4">If (User &gt; 10), will print out error because 10 is the limit</text:p>
        </text:list-item>
        <text:list-item>
          <text:p text:style-name="P4">If (User &lt; 0), will print out error because negative values are incorrect</text:p>
        </text:list-item>
        <text:list-item>
          <text:p text:style-name="P4">If user enters a positive integer, between 1 -10, userArray[User][User] will be initialize</text:p>
        </text:list-item>
        <text:list-item>
          <text:p text:style-name="P4"><text:soft-page-break/>For (a = 0; a &lt; User; a++) will check if the user’s input is in range</text:p>
        </text:list-item>
        <text:list-item>
          <text:p text:style-name="P4">So that the values of row sentence, will print out correctly</text:p>
        </text:list-item>
        <text:list-item>
          <text:p text:style-name="P4">For (int b = 0; b &lt; User; b++), the userArray will assign [a][b] respectively</text:p>
        </text:list-item>
        <text:list-item>
          <text:p text:style-name="P4">If (userArray [a][b] &lt; 0), will check for negative values</text:p>
        </text:list-item>
        <text:list-item>
          <text:p text:style-name="P4">If (negativeNum == 0), will print out that there are non-negative values</text:p>
        </text:list-item>
        <text:list-item>
          <text:p text:style-name="P4">Else, negative values will be print out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22:31:58.860785515</meta:creation-date>
    <dc:date>2017-02-07T22:33:15.288799744</dc:date>
    <meta:editing-duration>PT1M17S</meta:editing-duration>
    <meta:editing-cycles>1</meta:editing-cycles>
    <meta:document-statistic meta:table-count="0" meta:image-count="0" meta:object-count="0" meta:page-count="2" meta:paragraph-count="34" meta:word-count="503" meta:character-count="2537" meta:non-whitespace-character-count="2094"/>
    <meta:generator>LibreOffice/5.1.4.2$Linux_X86_64 LibreOffice_project/10m0$Build-2</meta:generator>
  </office:meta>
</office:document-meta>
</file>